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22766" officeooo:paragraph-rsid="00022766"/>
    </style:style>
    <style:style style:name="P2" style:family="paragraph" style:parent-style-name="Standard">
      <style:text-properties officeooo:rsid="00022766" officeooo:paragraph-rsid="00022766"/>
    </style:style>
    <style:style style:name="P3" style:family="paragraph" style:parent-style-name="Standard">
      <style:text-properties officeooo:rsid="0003177c" officeooo:paragraph-rsid="0003177c"/>
    </style:style>
    <style:style style:name="P4" style:family="paragraph" style:parent-style-name="Standard">
      <style:text-properties officeooo:rsid="00037ff6" officeooo:paragraph-rsid="00037ff6"/>
    </style:style>
    <style:style style:name="T1" style:family="text">
      <style:text-properties officeooo:rsid="0003177c"/>
    </style:style>
    <style:style style:name="T2" style:family="text">
      <style:text-properties officeooo:rsid="0003b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2.6 Abweichungen vom Projektantrag</text:h>
      <text:p text:style-name="P2">Es wurde <text:span text:style-name="T1">zusätzlich noch eine Web Oberfläche zur Verwaltung der Benutzer und des Chips erstellt. </text:span></text:p>
      <text:p text:style-name="P4">Gründe für diese Abweichungen ist da Benutzer über ein Webinterface Plattformunabhängig sind.</text:p>
      <text:p text:style-name="P3">Im Folge dessen wurde eine Benutzerdokumentation erstellt welche im Anhang (A12 Benutzerdokumentation ) zu finden ist. <text:s/><text:span text:style-name="T2">Außerdem wird wegen der Räumlichen Bedingungen ein Externes Display mit HDMI Port benötig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line-height="100%" fo:keep-together="always" fo:hyphenation-ladder-count="no-limit" fo:keep-with-next="always"/>
      <style:text-properties fo:color="#2fa085" fo:font-size="14pt" style:font-size-asian="14pt" style:font-size-complex="14pt" fo:hyphenate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2T09:02:10.567000000</meta:creation-date>
    <dc:date>2019-10-02T09:48:24.081000000</dc:date>
    <meta:editing-duration>PT15M32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4" meta:word-count="60" meta:character-count="435" meta:non-whitespace-character-count="377"/>
  </office:meta>
</office:document-meta>
</file>